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C000001925E6A80E9F3A15104.png" manifest:media-type="image/png"/>
  <manifest:file-entry manifest:full-path="Pictures/10000000000002090000010C202CA85EA00EDFFA.png" manifest:media-type="image/png"/>
  <manifest:file-entry manifest:full-path="Pictures/100000000000019F000000CBE7CC8F0884F0A66D.png" manifest:media-type="image/png"/>
  <manifest:file-entry manifest:full-path="Pictures/1000000000000443000001C27A5C248AB742FE3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5996" officeooo:paragraph-rsid="00075996"/>
    </style:style>
    <style:style style:name="P2" style:family="paragraph" style:parent-style-name="Standard">
      <style:text-properties fo:font-style="italic" fo:font-weight="bold" officeooo:rsid="00075996" officeooo:paragraph-rsid="00075996" fo:background-color="#ffff00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12</text:p>
      <text:p text:style-name="P1"/>
      <text:p text:style-name="P1"><draw:frame draw:style-name="fr2" draw:name="Figura2" text:anchor-type="paragraph" svg:width="17cm" svg:height="7.527cm" draw:z-index="1"><draw:image xlink:href="Pictures/100000000000038C000001925E6A80E9F3A15104.png" xlink:type="simple" xlink:show="embed" xlink:actuate="onLoad"/></draw:frame><draw:frame draw:style-name="fr3" draw:name="Figura3" text:anchor-type="paragraph" svg:x="2.826cm" svg:y="7.821cm" svg:width="10.98cm" svg:height="5.371cm" draw:z-index="2"><draw:image xlink:href="Pictures/100000000000019F000000CBE7CC8F0884F0A66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4" text:anchor-type="paragraph" svg:width="17cm" svg:height="7.011cm" draw:z-index="3"><draw:image xlink:href="Pictures/1000000000000443000001C27A5C248AB742FE3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Figura1" text:anchor-type="paragraph" svg:width="13.785cm" svg:height="7.091cm" draw:z-index="0"><draw:image xlink:href="Pictures/10000000000002090000010C202CA85EA00EDFFA.png" xlink:type="simple" xlink:show="embed" xlink:actuate="onLoad"/></draw:frame><text:soft-page-break/></text:p>
      <text:p text:style-name="P1"/>
      <text:p text:style-name="P2">TESTE APROV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1:45:35.120000000</meta:creation-date>
    <dc:date>2018-03-01T11:47:51.246000000</dc:date>
    <meta:editing-duration>PT2M16S</meta:editing-duration>
    <meta:editing-cycles>1</meta:editing-cycles>
    <meta:document-statistic meta:table-count="0" meta:image-count="4" meta:object-count="0" meta:page-count="2" meta:paragraph-count="2" meta:word-count="3" meta:character-count="22" meta:non-whitespace-character-count="21"/>
    <meta:generator>LibreOffice/5.3.1.2$Windows_X86_64 LibreOffice_project/e80a0e0fd1875e1696614d24c32df0f95f03deb2</meta:generator>
  </office:meta>
</office:document-meta>
</file>